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circle">
      <style:graphic-properties svg:stroke-width="2.469cm" draw:marker-start-width="3.907cm" draw:marker-end-width="3.907cm" draw:opacity-name="Transparency_20_1" fo:padding-top="1.148cm" fo:padding-bottom="1.148cm" fo:padding-left="1.273cm" fo:padding-right="1.273cm"/>
      <style:paragraph-properties style:writing-mode="lr-tb"/>
    </style:style>
    <style:style style:name="gr2" style:family="graphic" style:parent-style-name="circle">
      <style:graphic-properties svg:stroke-width="2.469cm" draw:marker-start-width="3.907cm" draw:marker-end-width="3.907cm" fo:padding-top="1.148cm" fo:padding-bottom="1.148cm" fo:padding-left="1.273cm" fo:padding-right="1.273cm"/>
      <style:paragraph-properties style:writing-mode="lr-tb"/>
    </style:style>
    <style:style style:name="P1" style:family="paragraph">
      <loext:graphic-properties draw:opacity-name="Transparency_20_1"/>
    </style:style>
  </office:automatic-styles>
  <office:body>
    <office:drawing>
      <draw:page draw:name="page1" draw:style-name="dp1" draw:master-page-name="Default">
        <draw:g>
          <draw:path draw:style-name="gr1" draw:text-style-name="P1" draw:layer="measurelines" svg:width="11.265cm" svg:height="8.449cm" svg:x="4.527cm" svg:y="7.389cm" svg:viewBox="0 0 11266 8450" svg:d="M10511 0c495 856 755 1828 755 2817 0 988-260 1960-755 2816-494 856-1205 1568-2061 2062-857 494-1828 755-2817 755s-1960-261-2816-755c-857-494-1568-1206-2062-2062-495-856-755-1828-755-2816 0-989 260-1961 755-2817">
            <text:p/>
          </draw:path>
          <draw:g>
            <draw:line draw:style-name="gr2" draw:layer="measurelines" svg:x1="10.16cm" svg:y1="10.759cm" svg:x2="10.16cm" svg:y2="5.425cm">
              <text:p/>
            </draw:line>
            <draw:line draw:style-name="circle" draw:layer="measurelines" svg:x1="6.985cm" svg:y1="4.482cm" svg:x2="13.335cm" svg:y2="4.48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ircle" style:family="graphic" style:parent-style-name="Object_20_with_20_no_20_fill_20_and_20_no_20_line">
      <style:graphic-properties draw:stroke="solid" svg:stroke-width="2.54cm" svg:stroke-color="#1c1c1c" draw:marker-start-width="4.013cm" draw:marker-end-width="4.013cm" svg:stroke-linecap="round" draw:textarea-horizontal-align="justify" draw:textarea-vertical-align="middle" draw:auto-grow-height="false" fo:min-height="8.192cm" fo:min-width="7.942cm" fo:padding-top="1.183cm" fo:padding-bottom="1.183cm" fo:padding-left="1.308cm" fo:padding-right="1.308cm" draw:shadow="hidden" draw:shadow-offset-x="0.203cm" draw:shadow-offset-y="0.203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5:09:23.816084059</meta:creation-date>
    <dc:date>2021-07-13T16:13:23.850489391</dc:date>
    <meta:editing-duration>PT5M23S</meta:editing-duration>
    <meta:editing-cycles>1</meta:editing-cycles>
    <meta:document-statistic meta:object-count="5"/>
    <meta:generator>LibreOffice/6.4.7.2$Linux_X86_64 LibreOffice_project/40$Build-2</meta:generator>
  </office:meta>
</office:document-meta>
</file>